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64cm" svg:height="0.767cm" draw:transform="skewX (-0.00069813170079773) rotate (-1.55351756720015) translate (5.8461732277747cm 3.23544320829831cm)" svg:viewBox="0 0 4465 768" svg:d="M267 717c352-35 1051-89 1771-78 718 6 2016 134 2390 129 127 2-111-697-224-712-334-27-1065-59-1901-49-839 10-1743-16-2264-3-140 2 130 702 228 713z">
          <text:p/>
        </draw:path>
        <draw:path draw:style-name="gr1" draw:text-style-name="P1" draw:layer="layout" svg:width="0.903cm" svg:height="0.661cm" draw:transform="skewX (0.00244346095279197) rotate (-2.1556561591382) translate (5.9876403326167cm 7.417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3.662cm" svg:height="3.056cm" draw:transform="skewX (-0.000523598775598299) rotate (-1.55281943549936) translate (6.43260727540648cm 3.2412659910192cm)" svg:viewBox="0 0 3663 3057" svg:d="M16 1256c777 540 1459 1066 2004 1407 546 342 942 439 1259 376 318-62 476-81 328-809-149-727-133-1479-124-1826 3-200-813-614-814-275s191 1806 235 2134c45 329-145 138-375 44-229-93-1488-1011-1984-1472-136-153-639 314-529 421z">
          <text:p/>
        </draw:path>
        <draw:path draw:style-name="gr1" draw:text-style-name="P1" draw:layer="layout" svg:width="0.903cm" svg:height="0.661cm" draw:transform="skewX (0.00244346095279206) rotate (-2.1556561591382) translate (5.9693069992834cm 3.28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skewX (0.0012217304763959) rotate (-2.1556561591382) translate (6.69362398526099cm 6.0696291664945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8:25.27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